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 office:value-type="string">
            <text:p>Guard
“A lost item on the bridge, is it..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 office:value-type="string">
            <text:p>Guard
“It's... a letter?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 office:value-type="string">
            <text:p>Guard
“But it's completely blank—there's nothing
written on it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 office:value-type="string">
            <text:p>Guard
“Then it'd be more accurate to call this a
slip of paper than a lost item.”</text:p>
          </table:table-cell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uld you mind letting me see that letter?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 office:value-type="string">
            <text:p>Guard
“Ahh, sure. Does this belong to you folks?”</text:p>
          </table:table-cell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no. It's not ours, but I'm kinda curious...</text:p>
          </table:table-cell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s something caught your attention, Hamuko?</text:p>
          </table:table-cell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 That guard just said there was nothing
written on this letter, but...</text:p>
          </table:table-cell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 office:value-type="string">
            <text:p>Look, there's something written right here,
see?</text:p>
          </table:table-cell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t's scrawled on and hard to
read, though.</text:p>
          </table:table-cell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? I can't see anything but a blank sheet
of paper...</text:p>
          </table:table-cell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aa? You can't see this, Saotome-kun?!</text:p>
          </table:table-cell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 can't see anything, Eitheeer?</text:p>
          </table:table-cell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I can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that must mean...</text:p>
          </table:table-cell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 office:value-type="string">
            <text:p>Is this text that can only be seen by the
Heavenly Maidens?</text:p>
          </table:table-cell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might be written in a kind of special ink
that's only visible to the eyes of a wielder of
Seraphia.</text:p>
          </table:table-cell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on Iiit?</text:p>
          </table:table-cell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:</text:p>
          </table:table-cell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 office:value-type="string">
            <text:p>『The enemy plan on bringing me to the jungle.
Await further instructions.』</text:p>
          </table:table-cell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uldn't possibly be...</text:p>
          </table:table-cell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mii-san left us a message?!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appears to be the most likely explanation.</text:p>
          </table:table-cell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 office:value-type="string">
            <text:p>After all, only someone involved with the
Seraphia Research Institute could use an ink
that only reacts to Seraphia.</text:p>
          </table:table-cell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our first Cluuue!</text:p>
          </table:table-cell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an get to the jungle by passing through
Jamahad, the town of sand, and proceeding to
the west!</text:p>
          </table:table-cell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, let's hurry.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 office:value-type="string">
            <text:p>Guard
“I'll dispose of that scrap paper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 office:value-type="string">
            <text:p>Townsman
“Excuse me, but I found a lost item on the
bridge!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 office:value-type="string">
            <text:p>Guard
“Thank you. We'll keep it safe here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 office:value-type="string">
            <text:p>Townsman
“All right, thank youuu! Late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